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end" style:justify-single-word="false"/>
      <style:text-properties officeooo:rsid="00108c4d" officeooo:paragraph-rsid="00108c4d"/>
    </style:style>
    <style:style style:name="P2" style:family="paragraph" style:parent-style-name="Text_20_body">
      <style:paragraph-properties fo:text-align="start" style:justify-single-word="false"/>
      <style:text-properties officeooo:rsid="00108c4d" officeooo:paragraph-rsid="00108c4d"/>
    </style:style>
    <style:style style:name="P3" style:family="paragraph" style:parent-style-name="Text_20_body">
      <style:text-properties officeooo:rsid="00108c4d" officeooo:paragraph-rsid="00108c4d"/>
    </style:style>
    <style:style style:name="P4" style:family="paragraph" style:parent-style-name="Text_20_body">
      <style:text-properties officeooo:rsid="00127bd5" officeooo:paragraph-rsid="00127bd5"/>
    </style:style>
    <style:style style:name="P5" style:family="paragraph" style:parent-style-name="Text_20_body">
      <style:text-properties officeooo:rsid="00127bd5" officeooo:paragraph-rsid="00139187"/>
    </style:style>
    <style:style style:name="P6" style:family="paragraph" style:parent-style-name="Text_20_body" style:list-style-name="L1">
      <style:text-properties officeooo:rsid="00127bd5" officeooo:paragraph-rsid="00108c4d"/>
    </style:style>
    <style:style style:name="P7" style:family="paragraph" style:parent-style-name="Text_20_body" style:list-style-name="L2">
      <style:text-properties officeooo:rsid="00127bd5" officeooo:paragraph-rsid="00127bd5"/>
    </style:style>
    <style:style style:name="P8" style:family="paragraph" style:parent-style-name="Text_20_body" style:list-style-name="L3">
      <style:text-properties officeooo:rsid="00127bd5" officeooo:paragraph-rsid="00127bd5"/>
    </style:style>
    <style:style style:name="P9" style:family="paragraph" style:parent-style-name="Text_20_body" style:list-style-name="L1">
      <style:text-properties officeooo:rsid="00108c4d" officeooo:paragraph-rsid="00127bd5"/>
    </style:style>
    <style:style style:name="P10" style:family="paragraph" style:parent-style-name="Text_20_body" style:list-style-name="L1">
      <style:text-properties officeooo:rsid="00108c4d" officeooo:paragraph-rsid="00108c4d"/>
    </style:style>
    <style:style style:name="P11" style:family="paragraph" style:parent-style-name="Text_20_body">
      <style:paragraph-properties fo:text-align="start" style:justify-single-word="false"/>
      <style:text-properties officeooo:rsid="00108c4d" officeooo:paragraph-rsid="00108c4d"/>
    </style:style>
    <style:style style:name="P12" style:family="paragraph" style:parent-style-name="Text_20_body" style:list-style-name="L4">
      <style:paragraph-properties fo:text-align="start" style:justify-single-word="false"/>
      <style:text-properties officeooo:rsid="0015431a" officeooo:paragraph-rsid="0015431a"/>
    </style:style>
    <style:style style:name="P13" style:family="paragraph" style:parent-style-name="Text_20_body" style:list-style-name="L6">
      <style:text-properties officeooo:rsid="0016a1e7" officeooo:paragraph-rsid="00196990"/>
    </style:style>
    <style:style style:name="P14" style:family="paragraph" style:parent-style-name="Text_20_body" style:list-style-name="L5">
      <style:paragraph-properties fo:text-align="start" style:justify-single-word="false"/>
      <style:text-properties officeooo:rsid="0016cfa6" officeooo:paragraph-rsid="0016cfa6"/>
    </style:style>
    <style:style style:name="P15" style:family="paragraph" style:parent-style-name="Text_20_body" style:list-style-name="L6">
      <style:paragraph-properties fo:text-align="start" style:justify-single-word="false"/>
      <style:text-properties officeooo:rsid="0016cfa6" officeooo:paragraph-rsid="00196990"/>
    </style:style>
    <style:style style:name="P16" style:family="paragraph" style:parent-style-name="Text_20_body" style:list-style-name="L5">
      <style:paragraph-properties fo:text-align="start" style:justify-single-word="false"/>
      <style:text-properties officeooo:paragraph-rsid="0016cfa6"/>
    </style:style>
    <style:style style:name="P17" style:family="paragraph" style:parent-style-name="Text_20_body" style:list-style-name="L5">
      <style:paragraph-properties fo:text-align="start" style:justify-single-word="false"/>
      <style:text-properties officeooo:rsid="0018959c" officeooo:paragraph-rsid="0018959c"/>
    </style:style>
    <style:style style:name="P18" style:family="paragraph" style:parent-style-name="Heading_20_1">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Heading_20_3">
      <style:text-properties officeooo:rsid="0016a1e7" officeooo:paragraph-rsid="00196990"/>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08c4d"/>
    </style:style>
    <style:style style:name="T2" style:family="text">
      <style:text-properties officeooo:rsid="00127bd5"/>
    </style:style>
    <style:style style:name="T3" style:family="text">
      <style:text-properties officeooo:rsid="00139187"/>
    </style:style>
    <style:style style:name="T4" style:family="text">
      <style:text-properties officeooo:rsid="0013d08c"/>
    </style:style>
    <style:style style:name="T5" style:family="text">
      <style:text-properties officeooo:rsid="0016a1e7"/>
    </style:style>
    <style:style style:name="T6" style:family="text">
      <style:text-properties officeooo:rsid="0016cfa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unins Archiv</text:p>
      <text:p text:style-name="P1">von Robert Grüning</text:p>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9"><text:a xlink:type="simple" xlink:href="#__RefHeading___Toc127_1974515401" text:style-name="Index_20_Link" text:visited-style-name="Index_20_Link"><text:s/>1 Entwicklungsumgebung<text:tab/>2</text:a></text:p>
          <text:p text:style-name="P20"><text:a xlink:type="simple" xlink:href="#__RefHeading___Toc129_1974515401" text:style-name="Index_20_Link" text:visited-style-name="Index_20_Link"><text:s/>1.1 Bestandteile<text:tab/>2</text:a></text:p>
          <text:p text:style-name="P20"><text:a xlink:type="simple" xlink:href="#__RefHeading___Toc131_1974515401" text:style-name="Index_20_Link" text:visited-style-name="Index_20_Link"><text:s/>1.2 Einrichtung<text:tab/>2</text:a></text:p>
          <text:p text:style-name="P22"><text:a xlink:type="simple" xlink:href="#__RefHeading___Toc135_1974515401" text:style-name="Index_20_Link" text:visited-style-name="Index_20_Link"><text:s/>1.2.1 Datenbank<text:tab/>2</text:a></text:p>
          <text:p text:style-name="P22"><text:a xlink:type="simple" xlink:href="#__RefHeading___Toc133_1974515401" text:style-name="Index_20_Link" text:visited-style-name="Index_20_Link"><text:s/>1.2.2 Website<text:tab/>2</text:a></text:p>
          <text:p text:style-name="P19"><text:a xlink:type="simple" xlink:href="#__RefHeading___Toc113_2078242971" text:style-name="Index_20_Link" text:visited-style-name="Index_20_Link"><text:s/>2 Typen<text:tab/>3</text:a></text:p>
          <text:p text:style-name="P20"><text:a xlink:type="simple" xlink:href="#__RefHeading___Toc115_2078242971" text:style-name="Index_20_Link" text:visited-style-name="Index_20_Link"><text:s/>2.1 Ablagetyp<text:tab/>3</text:a></text:p>
          <text:p text:style-name="P20"><text:a xlink:type="simple" xlink:href="#__RefHeading___Toc117_2078242971" text:style-name="Index_20_Link" text:visited-style-name="Index_20_Link"><text:s/>2.2 Fundattributtyp<text:tab/>3</text:a></text:p>
          <text:p text:style-name="P20"><text:a xlink:type="simple" xlink:href="#__RefHeading___Toc119_2078242971" text:style-name="Index_20_Link" text:visited-style-name="Index_20_Link"><text:s/>2.3 Kontexttyp<text:tab/>3</text:a></text:p>
        </text:index-body>
      </text:table-of-content>
      <text:p text:style-name="P2"/>
      <text:p text:style-name="P2"/>
      <text:h text:style-name="P18" text:outline-level="1"><text:bookmark-start text:name="__RefHeading___Toc127_1974515401"/>Entwicklungsumgebung<text:bookmark-end text:name="__RefHeading___Toc127_1974515401"/></text:h>
      <text:h text:style-name="Heading_20_2" text:outline-level="2"><text:bookmark-start text:name="__RefHeading___Toc129_1974515401"/>Bestandteile<text:bookmark-end text:name="__RefHeading___Toc129_1974515401"/></text:h>
      <text:list xml:id="list8288233481748505433" text:style-name="L4">
        <text:list-item>
          <text:p text:style-name="P12">Webserver: z. B. Apache Http Server</text:p>
        </text:list-item>
        <text:list-item>
          <text:p text:style-name="P12">Datenbankserver: MySQL5 Server</text:p>
        </text:list-item>
        <text:list-item>
          <text:p text:style-name="P12">Versionsverwaltungssystem: git</text:p>
        </text:list-item>
      </text:list>
      <text:h text:style-name="Heading_20_2" text:outline-level="2"><text:bookmark-start text:name="__RefHeading___Toc131_1974515401"/>Einrichtung<text:bookmark-end text:name="__RefHeading___Toc131_1974515401"/></text:h>
      <text:h text:style-name="Heading_20_3" text:outline-level="3"><text:bookmark-start text:name="__RefHeading___Toc135_1974515401"/>Datenbank<text:bookmark-end text:name="__RefHeading___Toc135_1974515401"/></text:h>
      <text:list xml:id="list5844739850617622699" text:style-name="L5">
        <text:list-item>
          <text:p text:style-name="P14">Datenbankserver einrichten (MySQL5-Server)</text:p>
        </text:list-item>
        <text:list-item>
          <text:p text:style-name="P14">Datenbank „Munins_Archiv“ anlegen</text:p>
        </text:list-item>
        <text:list-item>
          <text:p text:style-name="P17">Benutzer anlegen</text:p>
          <text:list>
            <text:list-item>
              <text:p text:style-name="P17">Name: Munin</text:p>
            </text:list-item>
            <text:list-item>
              <text:p text:style-name="P17">Passwort: Erinnerung</text:p>
            </text:list-item>
            <text:list-item>
              <text:p text:style-name="P17">Lese- und Schreibrechte für die Datenbank vergeben</text:p>
            </text:list-item>
          </text:list>
        </text:list-item>
        <text:list-item>
          <text:p text:style-name="P14">SQL-Skripte ausführen</text:p>
          <text:list>
            <text:list-item>
              <text:p text:style-name="P14">create.sql</text:p>
            </text:list-item>
            <text:list-item>
              <text:p text:style-name="P14">insert data into AblageTyp.sql</text:p>
            </text:list-item>
            <text:list-item>
              <text:p text:style-name="P14">insert data into FundAttributTyp.sql</text:p>
            </text:list-item>
            <text:list-item>
              <text:p text:style-name="P14">insert data into KontextTyp.sql</text:p>
            </text:list-item>
            <text:list-item>
              <text:p text:style-name="P16"><text:span text:style-name="T6">insert data into OrtTyp.sql</text:span></text:p>
            </text:list-item>
          </text:list>
        </text:list-item>
      </text:list>
      <text:h text:style-name="P21" text:outline-level="3"><text:bookmark-start text:name="__RefHeading___Toc133_1974515401"/>Website<text:bookmark-end text:name="__RefHeading___Toc133_1974515401"/></text:h>
      <text:list xml:id="list8370925371002680648" text:style-name="L6">
        <text:list-item>
          <text:p text:style-name="P13">Beliebigen Webserver einrichten (z. B. Apache Http Server)</text:p>
        </text:list-item>
        <text:list-item>
          <text:p text:style-name="P15"><text:span text:style-name="T5">git-Repository als Wurzel der Website einrichten (</text:span><text:a xlink:type="simple" xlink:href="http://localhost:80/Munins%20Archiv/src" text:style-name="Internet_20_link" text:visited-style-name="Visited_20_Internet_20_Link"><text:span text:style-name="T5">http://localhost:80/Munins Archiv/src</text:span></text:a><text:span text:style-name="T5">)</text:span></text:p>
        </text:list-item>
      </text:list>
      <text:h text:style-name="P18" text:outline-level="1"><text:bookmark-start text:name="__RefHeading___Toc113_2078242971"/>Typen<text:bookmark-end text:name="__RefHeading___Toc113_2078242971"/></text:h>
      <text:h text:style-name="Heading_20_2" text:outline-level="2"><text:bookmark-start text:name="__RefHeading___Toc115_2078242971"/>Ablagetyp<text:bookmark-end text:name="__RefHeading___Toc115_2078242971"/></text:h>
      <text:p text:style-name="P3">Der Typ einer Ablage kann beliebig angelegt und verwendet werden. Aktuell stellt nur der Typ „Karton“ eine Besonderheit dar, weil er als einziger eine GUID besitzen kann und sich eine Identifikationsnummer anhand des im zugewiesenen Kontextes zuweist. Ein Beispiel für Ablagetypen und eine sinnvolle Hierarchie ihrer Elemente kann wie folgt aussehen:</text:p>
      <text:list xml:id="list6146199018973504187" text:style-name="L1">
        <text:list-item>
          <text:p text:style-name="P6">Archiv (Typ: Raum)</text:p>
          <text:list>
            <text:list-item>
              <text:p text:style-name="P9">A <text:span text:style-name="T2">(Typ: </text:span>Regal<text:span text:style-name="T2">)</text:span></text:p>
              <text:list>
                <text:list-item>
                  <text:p text:style-name="P9">1 <text:span text:style-name="T2">(Typ: </text:span>Regalbrett<text:span text:style-name="T2">)</text:span></text:p>
                  <text:list>
                    <text:list-item>
                      <text:p text:style-name="P10">1 <text:span text:style-name="T2">(Typ: Karton)</text:span></text:p>
                    </text:list-item>
                  </text:list>
                </text:list-item>
              </text:list>
            </text:list-item>
            <text:list-item>
              <text:p text:style-name="P9">Südseite <text:span text:style-name="T2">(Typ: </text:span>Stellplatz<text:span text:style-name="T2">)</text:span></text:p>
            </text:list-item>
          </text:list>
        </text:list-item>
      </text:list>
      <text:h text:style-name="Heading_20_2" text:outline-level="2"><text:bookmark-start text:name="__RefHeading___Toc117_2078242971"/>Fundattributtyp<text:bookmark-end text:name="__RefHeading___Toc117_2078242971"/></text:h>
      <text:p text:style-name="P5">Ein Fundattribut ist von einem bestimmten Typ und beschreibt einen Fund.<text:span text:style-name="T3">Die </text:span>Fundattribut<text:span text:style-name="T3">typen sind frei wählbar und stehen nicht hierarchisch zueinander</text:span>. <text:span text:style-name="T1">Ein Beispiel für </text:span>Fundattribut<text:span text:style-name="T1">typen und eine sinnvolle Hierarchie ihrer Elemente kann wie folgt aussehen:</text:span></text:p>
      <text:list xml:id="list6179573566500590085" text:style-name="L2">
        <text:list-item>
          <text:p text:style-name="P7">Metall (Typ: Material)</text:p>
          <text:list>
            <text:list-item>
              <text:p text:style-name="P7">Eisen (Typ: Material)</text:p>
            </text:list-item>
          </text:list>
        </text:list-item>
        <text:list-item>
          <text:p text:style-name="P7">Knochen (Typ: Material)</text:p>
        </text:list-item>
        <text:list-item>
          <text:p text:style-name="P7">Ton (Typ: Material)</text:p>
          <text:list>
            <text:list-item>
              <text:p text:style-name="P7">Graphitton (Typ: M<text:span text:style-name="T4">a</text:span>terial)</text:p>
            </text:list-item>
          </text:list>
        </text:list-item>
      </text:list>
      <text:p text:style-name="P4"/>
      <text:list xml:id="list182833931428221" text:continue-numbering="true" text:style-name="L2">
        <text:list-item>
          <text:p text:style-name="P7">Werkzeug (Typ: Gegenstand)</text:p>
          <text:list>
            <text:list-item>
              <text:p text:style-name="P7">Stichel (Typ: Gegenstand)</text:p>
            </text:list-item>
          </text:list>
        </text:list-item>
        <text:list-item>
          <text:p text:style-name="P7">Waffe (Typ: Gegenstand)</text:p>
          <text:list>
            <text:list-item>
              <text:p text:style-name="P7">Schwert (Typ: Gegenstand)</text:p>
            </text:list-item>
          </text:list>
        </text:list-item>
      </text:list>
      <text:h text:style-name="Heading_20_2" text:outline-level="2"><text:bookmark-start text:name="__RefHeading___Toc119_2078242971"/>Kontexttyp<text:bookmark-end text:name="__RefHeading___Toc119_2078242971"/></text:h>
      <text:p text:style-name="P4">Die Typen der Kontextelemente sind fest vorgegeben, erfüllen Vorgaben des Landesamtes und weichen in ihren Attributen stark voneinander ab. <text:span text:style-name="T1">Ein Beispiel für </text:span>Kontexttypen<text:span text:style-name="T1"> und eine sinnvolle Hierarchie ihrer Elemente kann wie folgt aussehen:</text:span></text:p>
      <text:list xml:id="list6271329073084907213" text:style-name="L3">
        <text:list-item>
          <text:p text:style-name="P8">1 (Typ: Fundstelle)</text:p>
          <text:list>
            <text:list-item>
              <text:p text:style-name="P8"><text:soft-page-break/>(Typ: Grabung)</text:p>
              <text:list>
                <text:list-item>
                  <text:p text:style-name="P8">1 (Typ: Fläche)</text:p>
                  <text:list>
                    <text:list-item>
                      <text:p text:style-name="P8">1 (Typ: Befund)</text:p>
                    </text:list-item>
                  </text:list>
                </text:list-item>
              </text:list>
            </text:list-item>
            <text:list-item>
              <text:p text:style-name="P8">I (Typ: Begehungsfläche)</text:p>
              <text:list>
                <text:list-item>
                  <text:p text:style-name="P8">1 (Typ: Begehung)</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ton </meta:initial-creator>
    <meta:creation-date>2016-05-22T22:09:59.272022541</meta:creation-date>
    <dc:date>2016-06-08T18:28:31.688450777</dc:date>
    <dc:creator>renton </dc:creator>
    <meta:editing-duration>PT34M54S</meta:editing-duration>
    <meta:editing-cycles>8</meta:editing-cycles>
    <meta:generator>LibreOffice/5.0.6.3$Linux_x86 LibreOffice_project/00m0$Build-3</meta:generator>
    <meta:document-statistic meta:table-count="0" meta:image-count="0" meta:object-count="0" meta:page-count="4" meta:paragraph-count="61" meta:word-count="330" meta:character-count="2225" meta:non-whitespace-character-count="1975"/>
  </office:meta>
</office:document-meta>
</file>